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DF000000E2685F954C1B25E507.png" manifest:media-type="image/png"/>
  <manifest:file-entry manifest:full-path="Pictures/10000000000001A800000059EA7D0836536171FF.png" manifest:media-type="image/png"/>
  <manifest:file-entry manifest:full-path="Pictures/1000000000000124000001AD2CFDCADCC852D798.png" manifest:media-type="image/png"/>
  <manifest:file-entry manifest:full-path="Pictures/10000000000000E600000189270DFD00C9E3C7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6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1" draw:text-style-name="P1" draw:layer="layout" svg:width="6.181cm" svg:height="9.081cm" svg:x="7.319cm" svg:y="4.5cm">
          <draw:image xlink:href="Pictures/1000000000000124000001AD2CFDCADCC852D798.png" xlink:type="simple" xlink:show="embed" xlink:actuate="onLoad">
            <text:p/>
          </draw:image>
        </draw:frame>
        <draw:frame draw:style-name="gr1" draw:text-style-name="P1" draw:layer="layout" svg:width="5.5cm" svg:height="1.884cm" svg:x="1.5cm" svg:y="14.616cm">
          <draw:image xlink:href="Pictures/10000000000001A800000059EA7D0836536171FF.png" xlink:type="simple" xlink:show="embed" xlink:actuate="onLoad">
            <text:p/>
          </draw:image>
        </draw:frame>
        <draw:frame draw:style-name="gr2" draw:text-style-name="P1" draw:layer="layout" svg:width="5.5cm" svg:height="1.884cm" svg:x="14cm" svg:y="14.616cm">
          <draw:image xlink:href="Pictures/10000000000001A800000059EA7D0836536171FF.png" xlink:type="simple" xlink:show="embed" xlink:actuate="onLoad">
            <text:p/>
          </draw:image>
        </draw:frame>
        <draw:frame draw:style-name="gr3" draw:text-style-name="P2" draw:layer="layout" svg:width="3.5cm" svg:height="1cm" svg:x="9cm" svg:y="3.5cm">
          <draw:text-box>
            <text:p>DENTRO</text:p>
          </draw:text-box>
        </draw:frame>
        <draw:frame draw:style-name="gr1" draw:text-style-name="P1" draw:layer="layout" svg:width="4.868cm" svg:height="8.319cm" draw:transform="skewX (-0.00959931088596881) rotate (3.13635666583381) translate (13cm 25.846cm)">
          <draw:image xlink:href="Pictures/10000000000000E600000189270DFD00C9E3C7BC.png" xlink:type="simple" xlink:show="embed" xlink:actuate="onLoad">
            <text:p/>
          </draw:image>
        </draw:frame>
        <draw:frame draw:style-name="gr4" draw:text-style-name="P2" draw:layer="layout" svg:width="7.898cm" svg:height="0.954cm" svg:x="6.602cm" svg:y="27.046cm">
          <draw:text-box>
            <text:p>Polegar para cima: Dentro</text:p>
          </draw:text-box>
        </draw:frame>
      </draw:page>
      <draw:page draw:name="page2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2" draw:text-style-name="P1" draw:layer="layout" svg:width="5.5cm" svg:height="1.5cm" draw:transform="rotate (-3.14159265358979) translate (7cm 16.5cm)">
          <draw:image xlink:href="Pictures/10000000000001A800000059EA7D0836536171FF.png" xlink:type="simple" xlink:show="embed" xlink:actuate="onLoad">
            <text:p/>
          </draw:image>
        </draw:frame>
        <draw:frame draw:style-name="gr1" draw:text-style-name="P1" draw:layer="layout" svg:width="5.5cm" svg:height="1.5cm" draw:transform="rotate (-3.14159265358979) translate (19.5cm 16.5cm)">
          <draw:image xlink:href="Pictures/10000000000001A800000059EA7D0836536171FF.png" xlink:type="simple" xlink:show="embed" xlink:actuate="onLoad">
            <text:p/>
          </draw:image>
        </draw:frame>
        <draw:frame draw:style-name="gr3" draw:text-style-name="P2" draw:layer="layout" svg:width="3.5cm" svg:height="1cm" svg:x="9cm" svg:y="3.5cm">
          <draw:text-box>
            <text:p>FORA</text:p>
          </draw:text-box>
        </draw:frame>
        <draw:frame draw:style-name="gr1" draw:text-style-name="P1" draw:layer="layout" svg:width="4.868cm" svg:height="8.319cm" svg:x="8cm" svg:y="5cm">
          <draw:image xlink:href="Pictures/10000000000000E600000189270DFD00C9E3C7BC.png" xlink:type="simple" xlink:show="embed" xlink:actuate="onLoad">
            <text:p/>
          </draw:image>
        </draw:frame>
        <draw:frame draw:style-name="gr1" draw:text-style-name="P1" draw:layer="layout" svg:width="6.181cm" svg:height="9.081cm" draw:transform="rotate (3.1396727914126) translate (13.681cm 26.5cm)">
          <draw:image xlink:href="Pictures/1000000000000124000001AD2CFDCADCC852D798.png" xlink:type="simple" xlink:show="embed" xlink:actuate="onLoad">
            <text:p/>
          </draw:image>
        </draw:frame>
        <draw:frame draw:style-name="gr5" draw:text-style-name="P2" draw:layer="layout" svg:width="8.143cm" svg:height="0.954cm" svg:x="6.757cm" svg:y="27.046cm">
          <draw:text-box>
            <text:p>Polegar para Baixo: Fo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8M25S</meta:editing-duration>
    <meta:editing-cycles>5</meta:editing-cycles>
    <meta:generator>LibreOffice/5.4.0.3$Windows_X86_64 LibreOffice_project/7556cbc6811c9d992f4064ab9287069087d7f62c</meta:generator>
    <dc:date>2018-03-24T09:15:21.745000000</dc:date>
    <meta:document-statistic meta:object-count="14"/>
  </office:meta>
</office:document-meta>
</file>